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Calibri" style:font-family-asian="Calibri" style:font-family-complex="Calibri" fo:background-color="transparent" style:use-window-font-color="true"/>
    </style:style>
    <style:style style:name="T4" style:family="text">
      <style:text-properties fo:font-size="18.00pt" fo:font-weight="bold"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8.00pt" fo:font-weight="bold"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4.00pt" fo:font-weight="bold"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4.00pt" fo:font-weight="bold"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6.00pt" fo:font-weight="bold" fo:font-family="Calibri" style:font-family-asian="Calibri" style:font-family-complex="Calibri" fo:background-color="transparent" style:use-window-font-color="true"/>
    </style:style>
    <style:style style:name="T13" style:family="text">
      <style:text-properties fo:font-size="12.00pt" fo:font-weight="bold" fo:font-family="Calibri" style:font-family-asian="Calibri" style:font-family-complex="Calibri" fo:background-color="transparent" style:use-window-font-color="true"/>
    </style:style>
    <style:style style:name="T14" style:family="text">
      <style:text-properties fo:font-size="12.00pt" fo:font-weight="normal" fo:font-family="Calibri" style:font-family-asian="Calibri" style:font-family-complex="Calibri" fo:background-color="transparent" style:use-window-font-color="true"/>
    </style:style>
    <style:style style:name="T15" style:family="text">
      <style:text-properties fo:font-size="12.00pt" fo:font-weight="bold"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2.00pt" fo:font-weight="bold"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style:use-window-font-color="true"/>
    </style:style>
    <style:style style:name="T19" style:family="text">
      <style:text-properties fo:font-size="12.00pt" fo:font-weight="bold" fo:font-family="Calibri" style:font-family-asian="Calibri" style:font-family-complex="Calibri" fo:background-color="transparent" style:use-window-font-color="true"/>
    </style:style>
    <style:style style:name="T20" style:family="text">
      <style:text-properties fo:font-size="16.00pt" fo:font-weight="normal" fo:font-family="Calibri" style:font-family-asian="Calibri" style:font-family-complex="Calibri" fo:background-color="transparent" style:use-window-font-color="true"/>
    </style:style>
    <style:style style:name="T21" style:family="text">
      <style:text-properties fo:font-size="18.00pt" fo:font-weight="bold" fo:font-family="Calibri" style:font-family-asian="Calibri" style:font-family-complex="Calibri" fo:background-color="transparent" style:use-window-font-color="true"/>
    </style:style>
    <style:style style:name="T22" style:family="text">
      <style:text-properties fo:font-size="16.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left="108.00pt" fo:text-indent="0.00pt" fo:margin-bottom="10.00pt"/>
    </style:style>
    <style:style style:name="P3" style:family="paragraph">
      <style:paragraph-properties fo:line-height="115.00%" fo:text-align="left" fo:margin-bottom="10.00pt"/>
    </style:style>
    <style:style style:name="P4" style:family="paragraph">
      <style:paragraph-properties fo:line-height="115.00%" fo:text-align="left" fo:margin-left="108.00pt" fo:text-indent="0.00pt" fo:margin-bottom="10.00pt"/>
    </style:style>
    <style:style style:name="P5" style:family="paragraph">
      <style:paragraph-properties fo:line-height="115.00%" fo:text-align="left" fo:margin-bottom="10.00pt"/>
    </style:style>
    <style:style style:name="P6" style:family="paragraph">
      <style:paragraph-properties fo:line-height="100.00%" fo:text-align="left" fo:margin-bottom="10.00pt"/>
    </style:style>
    <style:style style:name="P7" style:family="paragraph">
      <style:paragraph-properties fo:line-height="115.00%" fo:text-align="left" fo:margin-bottom="10.00pt"/>
    </style:style>
  </office:automatic-styles>
  <office:body>
    <office:text>
      <text:p text:style-name="P1"><text:span text:style-name="T1">Lab Report on Network Topology Creation with RIP and OSPF</text:span></text:p>
      <text:p text:style-name="P1"><text:span text:style-name="T2">Student Name: VISHWANATH PRADAPSINGH G</text:span></text:p>
      <text:p text:style-name="P1"><text:span text:style-name="T2">Course: B.TECH CSE AIML A </text:span></text:p>
      <text:p text:style-name="P1"><text:span text:style-name="T2">REG NO: RA2211026050029</text:span></text:p>
      <text:p text:style-name="P1"><text:span text:style-name="T2">Date: 21.10.24</text:span></text:p>
      <text:p text:style-name="P1"><text:span text:style-name="T3"/></text:p>
      <text:p text:style-name="P1"><text:span text:style-name="T4">Introduction</text:span><text:span text:style-name="T5"/></text:p>
      <text:p text:style-name="P1"><text:span text:style-name="T5">This report details the setup and configuration of a network topology using the Routing Information Protocol (RIP) and Open Shortest Path First (OSPF) in Cisco Packet Tracer. The objective was to create two local area networks (LANs) that communicate with each other using different routing protocols.</text:span></text:p>
      <text:p text:style-name="P1"><text:span text:style-name="T5"/></text:p>
      <text:p text:style-name="P1"><text:span text:style-name="T6">Network Topology Design</text:span></text:p>
      <text:p text:style-name="P1"><text:span text:style-name="T7">The network topology comprises two LANs connected via two routers. The topology includes:</text:span></text:p>
      <text:p text:style-name="P1"><text:span text:style-name="T7">Devices Used:</text:span></text:p>
      <text:p text:style-name="P1"><text:span text:style-name="T7">2 Routers: Router1 and Router2</text:span></text:p>
      <text:p text:style-name="P1"><text:span text:style-name="T7">2 Switches: Switch1 (for LAN1) and Switch2 (for LAN2)</text:span></text:p>
      <text:p text:style-name="P1"><text:span text:style-name="T7">12 PCs: 6 in LAN1 and 6 in LAN2</text:span></text:p>
      <text:p text:style-name="P1"><text:span text:style-name="T8">LAN1 Configuration</text:span></text:p>
      <text:p text:style-name="P1"><text:span text:style-name="T9">Subnet: 192.168.1.0/24</text:span></text:p>
      <text:p text:style-name="P1"><text:span text:style-name="T9">PC_001: 192.168.1.1</text:span></text:p>
      <text:p text:style-name="P1"><text:span text:style-name="T9">PC_002: 192.168.1.2</text:span></text:p>
      <text:p text:style-name="P1"><text:span text:style-name="T9">PC_003: 192.168.1.3</text:span></text:p>
      <text:p text:style-name="P1"><text:span text:style-name="T9">PC_004: 192.168.1.4</text:span></text:p>
      <text:p text:style-name="P1"><text:span text:style-name="T9">PC_005: 192.168.1.5</text:span></text:p>
      <text:p text:style-name="P1"><text:span text:style-name="T9">PC_006: 192.168.1.6</text:span></text:p>
      <text:p text:style-name="P1"><text:span text:style-name="T10">LAN2 Configuration</text:span></text:p>
      <text:p text:style-name="P1"><text:span text:style-name="T11">Subnet: 192.168.2.0/24</text:span></text:p>
      <text:p text:style-name="P1"><text:span text:style-name="T11">PC_007: 192.168.2.1</text:span></text:p>
      <text:p text:style-name="P1"><text:span text:style-name="T11">PC_008: 192.168.2.2</text:span></text:p>
      <text:p text:style-name="P1"><text:span text:style-name="T11">PC_009: 192.168.2.3</text:span></text:p>
      <text:p text:style-name="P1"><text:span text:style-name="T11">PC_010: 192.168.2.4</text:span></text:p>
      <text:p text:style-name="P1"><text:span text:style-name="T11">PC_011: 192.168.2.5</text:span></text:p>
      <text:p text:style-name="P1"><text:span text:style-name="T11">PC_012: 192.168.2.6</text:span></text:p>
      <text:p text:style-name="P1"><text:span text:style-name="T11"/></text:p>
      <text:p text:style-name="P1"><text:span text:style-name="T12">Routing Protocol Configuration</text:span></text:p>
      <text:p text:style-name="P1"><text:span text:style-name="T13">Router1 Configuration (RIP)</text:span></text:p>
      <text:p text:style-name="P1"><text:span text:style-name="T14">Access the CLI of Router1:</text:span></text:p>
      <text:p text:style-name="P2"><text:span text:style-name="T14">enable</text:span></text:p>
      <text:p text:style-name="P2"><text:span text:style-name="T14">configure terminal</text:span></text:p>
      <text:p text:style-name="P2"><text:span text:style-name="T14">router rip</text:span></text:p>
      <text:p text:style-name="P2"><text:span text:style-name="T14">version 1</text:span></text:p>
      <text:p text:style-name="P2"><text:span text:style-name="T14">network 192.168.1.0</text:span></text:p>
      <text:p text:style-name="P2"><text:span text:style-name="T14">network 192.168.2.0</text:span></text:p>
      <text:p text:style-name="P3"><text:span text:style-name="T15">Router2 Configuration (OSPF)</text:span></text:p>
      <text:p text:style-name="P3"><text:span text:style-name="T16">Access the CLI of Router2:</text:span></text:p>
      <text:p text:style-name="P4"><text:span text:style-name="T16">enable</text:span></text:p>
      <text:p text:style-name="P4"><text:span text:style-name="T16">configure terminal</text:span></text:p>
      <text:p text:style-name="P4"><text:span text:style-name="T16">router ospf 1</text:span></text:p>
      <text:p text:style-name="P4"><text:span text:style-name="T16">network 192.168.2.0 0.0.0.255 area 0</text:span></text:p>
      <text:p text:style-name="P5"><text:span text:style-name="T16">These configurations enable Router1 to use RIP for routing and Router2 to use OSPF, facilitating communication between the two LANs.</text:span></text:p>
      <text:p text:style-name="P5"><text:span text:style-name="T17">Message Transmission Simulation</text:span></text:p>
      <text:p text:style-name="P5"><text:span text:style-name="T18">To verify successful communication between LAN1 and LAN2, I conducted a ping test. The test was executed from PC_001 in LAN1 to PC_007 in LAN2. The command used was:</text:span></text:p>
      <text:p text:style-name="P5"><text:span text:style-name="T19">ping 192.168.2.1</text:span></text:p>
      <text:p text:style-name="P6"><draw:frame text:anchor-type="as-char" svg:width="152.40mm" svg:height="85.73mm" style:rel-width="scale" style:rel-height="scale"><draw:object-ole xlink:href="OleObj1"/><draw:image xlink:href="ObjectReplacements/OleObj1"/></draw:frame><text:span text:style-name="T20"/></text:p>
      <text:p text:style-name="P6"><text:span text:style-name="T20"/></text:p>
      <text:p text:style-name="P6"><text:span text:style-name="T20">configuration of router 1:</text:span></text:p>
      <text:p text:style-name="P6"><draw:frame text:anchor-type="as-char" svg:width="152.40mm" svg:height="84.93mm" style:rel-width="scale" style:rel-height="scale"><draw:object-ole xlink:href="OleObj2"/><draw:image xlink:href="ObjectReplacements/OleObj2"/></draw:frame><text:span text:style-name="T20"/></text:p>
      <text:p text:style-name="P6"><text:span text:style-name="T20"/></text:p>
      <text:p text:style-name="P6"><text:span text:style-name="T20">configuration of router 2:</text:span></text:p>
      <text:p text:style-name="P6"><text:span text:style-name="T20"/></text:p>
      <text:p text:style-name="P6"><draw:frame text:anchor-type="as-char" svg:width="152.40mm" svg:height="85.46mm" style:rel-width="scale" style:rel-height="scale"><draw:object-ole xlink:href="OleObj3"/><draw:image xlink:href="ObjectReplacements/OleObj3"/></draw:frame><text:span text:style-name="T20"/></text:p>
      <text:p text:style-name="P6"><text:span text:style-name="T20"/></text:p>
      <text:p text:style-name="P6"><text:span text:style-name="T21">Conclusion</text:span><text:span text:style-name="T22"/></text:p>
      <text:p text:style-name="P6"><text:span text:style-name="T22">In conclusion, the lab exercise successfully demonstrated the creation of a network topology using RIP and OSPF routing protocols</text:span></text:p>
      <text:p text:style-name="P6"><text:span text:style-name="T22"/></text:p>
      <text:p text:style-name="P6"><text:span text:style-name="T22"/></text:p>
      <text:p text:style-name="P7"><text:span text:style-name="T22"/></text:p>
      <text:p text:style-name="P7"><text:span text:style-name="T2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